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F300000076651989AA.png" manifest:media-type=""/>
  <manifest:file-entry manifest:full-path="Pictures/10000000000003D4000001AE3E6F468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Book Antiqua" style:font-name-complex="Book Antiqua"/>
    </style:style>
    <style:style style:name="P2" style:family="paragraph" style:parent-style-name="Standard" style:list-style-name="" style:master-page-name="Standard">
      <style:paragraph-properties style:page-number="auto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>
        <style:tab-stops>
          <style:tab-stop style:position="4.4165in"/>
        </style:tab-stops>
      </style:paragraph-properties>
      <style:text-properties style:font-name="Book Antiqua" style:font-name-complex="Book Antiqua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P1"><text:span text:style-name="T1">Font: <text:s text:c="2"/>Book antigua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andaardalinea-lettertype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bottom="0.4453in" style:dynamic-spacing="true"/>
      </style:header-style>
      <style:footer-style>
        <style:header-footer-properties fo:min-height="0.4902in" fo:margin-left="0in" fo:margin-right="0in" fo:margin-top="0.4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3.2665in" svg:height="1.4335in" draw:z-index="1"><draw:image xlink:href="Pictures/10000000000003D4000001AE3E6F4683.jpg" xlink:type="simple" xlink:show="embed" xlink:actuate="onLoad"/></draw:frame></text:p>
      </style:header>
      <style:footer>
        <text:p text:style-name="Footer"><draw:frame draw:style-name="Mfr2" draw:name="graphics2" text:anchor-type="paragraph" svg:width="6.3in" svg:height="0.3654in" draw:z-index="0"><draw:image xlink:href="Pictures/10000201000007F300000076651989AA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nt:   Book antigua</dc:title>
    <meta:creation-date>2014-02-01T17:36:25.910913000</meta:creation-date>
    <dc:creator>Fam. Vree</dc:creator>
    <dc:date>2004-12-26T15:36:00</dc:date>
    <meta:editing-cycles>1</meta:editing-cycles>
    <meta:editing-duration>PT1M</meta:editing-duration>
    <meta:generator>LibreOffice/4.1.4.2$MacOSX_x86 LibreOffice_project/0a0440ccc0227ad9829de5f46be37cfb6edcf72</meta:generator>
    <meta:document-statistic meta:table-count="0" meta:image-count="2" meta:object-count="0" meta:page-count="1" meta:paragraph-count="2" meta:word-count="3" meta:character-count="20" meta:non-whitespace-character-count="16"/>
    <meta:template xlink:type="simple" xlink:actuate="onRequest" xlink:title="Brief De Vooruitgang kleur." xlink:href="../Klanten/Fanfare/Huisstijl/source/briefpapier/A4/Brief%20De%20Vooruitgang%20kleur.dot"/>
  </office:meta>
</office:document-meta>
</file>